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4cm" fo:min-width="0.1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8cm" fo:min-width="0.135cm"/>
    </style:style>
    <style:style style:name="gr9" style:family="graphic" style:parent-style-name="standard">
      <style:graphic-properties draw:stroke="solid" svg:stroke-width="0.05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0.4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005cm"/>
    </style:style>
    <style:style style:name="gr14" style:family="graphic" style:parent-style-name="standard">
      <style:graphic-properties draw:stroke="dash" draw:stroke-dash="my_20_own_20_dash" draw:textarea-horizontal-align="center" draw:textarea-vertical-align="middle" draw:shadow-offset-x="0.305cm" draw:shadow-offset-y="0.305cm"/>
    </style:style>
    <style:style style:name="gr1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16" style:family="graphic" style:parent-style-name="standard">
      <style:graphic-properties draw:stroke="none" draw:marker-start="Arrowheads_20_1" draw:marker-end="Arrowheads_20_1" draw:fill="none" fo:min-height="0.719cm"/>
    </style:style>
    <style:style style:name="gr17" style:family="graphic" style:parent-style-name="standard">
      <style:graphic-properties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gr20" style:family="graphic" style:parent-style-name="standard">
      <style:graphic-properties draw:marker-start="Arrowheads_20_1" draw:marker-start-width="0.508cm" draw:marker-end="Arrowheads_20_1" draw:marker-end-width="0.508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6pt" style:font-size-asian="16pt" style:font-size-complex="16pt"/>
    </style:style>
    <style:style style:name="P5" style:family="paragraph">
      <style:text-properties fo:font-family="Arial" style:font-family-generic="swiss" style:font-pitch="variable" fo:font-size="16pt" style:font-size-asian="16pt" style:font-size-complex="16pt"/>
    </style:style>
    <style:style style:name="P6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style:text-position="sub 58%" fo:font-size="14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family="Arial" style:font-family-generic="swiss" style:font-pitch="variable" fo:font-size="16pt" style:font-size-asian="16pt" style:font-size-complex="16pt"/>
    </style:style>
    <style:style style:name="T5" style:family="text">
      <style:text-properties fo:font-family="Arial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text-position="sub 58%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.277cm" svg:height="0.963cm" svg:x="5.228cm" svg:y="16.503cm">
          <draw:text-box>
            <text:p text:style-name="P1">(a)</text:p>
          </draw:text-box>
        </draw:frame>
        <draw:line draw:style-name="gr2" draw:text-style-name="P2" draw:layer="layout" svg:x1="3.54cm" svg:y1="15.351cm" svg:x2="8.316cm" svg:y2="15.346cm">
          <text:p/>
        </draw:line>
        <draw:line draw:style-name="gr3" draw:text-style-name="P2" draw:layer="layout" svg:x1="3.424cm" svg:y1="14.918cm" svg:x2="8.4cm" svg:y2="14.918cm">
          <text:p/>
        </draw:line>
        <draw:frame draw:style-name="gr4" draw:layer="layout" svg:width="1.031cm" svg:height="0.963cm" svg:x="8.197cm" svg:y="14.918cm">
          <draw:text-box>
            <text:p text:style-name="P1">-k</text:p>
          </draw:text-box>
        </draw:frame>
        <draw:frame draw:style-name="gr4" draw:layer="layout" svg:width="0.82cm" svg:height="0.963cm" svg:x="8.412cm" svg:y="14.314cm">
          <draw:text-box>
            <text:p text:style-name="P1">k</text:p>
          </draw:text-box>
        </draw:frame>
        <draw:frame draw:style-name="gr4" draw:layer="layout" svg:width="1.154cm" svg:height="0.963cm" svg:x="2.267cm" svg:y="14.993cm">
          <draw:text-box>
            <text:p text:style-name="P1">-k'</text:p>
          </draw:text-box>
        </draw:frame>
        <draw:frame draw:style-name="gr4" draw:layer="layout" svg:width="0.942cm" svg:height="0.963cm" svg:x="2.482cm" svg:y="14.294cm">
          <draw:text-box>
            <text:p text:style-name="P1">k'</text:p>
          </draw:text-box>
        </draw:frame>
        <draw:frame draw:style-name="gr1" draw:layer="layout" svg:width="1.243cm" svg:height="0.963cm" svg:x="11.16cm" svg:y="25.437cm">
          <draw:text-box>
            <text:p text:style-name="P1">(c)</text:p>
          </draw:text-box>
        </draw:frame>
        <draw:path draw:style-name="gr2" draw:text-style-name="P2" draw:layer="layout" svg:width="5.317cm" svg:height="1.351cm" draw:transform="rotate (-2.85029720143259) translate (17.5985175589457cm 23.0858660058697cm)" svg:viewBox="0 0 5318 1352" svg:d="m5318-53944c0 0-870-267-1278-379-612-167-1784 1509-2392 1326s-1648-494-1648-494">
          <text:p/>
        </draw:path>
        <draw:line draw:style-name="gr3" draw:text-style-name="P2" draw:layer="layout" svg:x1="12.432cm" svg:y1="21.925cm" svg:x2="17.408cm" svg:y2="21.925cm">
          <text:p/>
        </draw:line>
        <draw:line draw:style-name="gr3" draw:text-style-name="P2" draw:layer="layout" svg:x1="12.432cm" svg:y1="24.637cm" svg:x2="17.408cm" svg:y2="24.637cm">
          <text:p/>
        </draw:line>
        <draw:frame draw:style-name="gr4" draw:text-style-name="P3" draw:layer="layout" svg:width="1.129cm" svg:height="0.978cm" svg:x="17.472cm" svg:y="23.622cm">
          <draw:text-box>
            <text:p text:style-name="P1"><text:span text:style-name="T1">-p</text:span><text:span text:style-name="T2">1</text:span></text:p>
          </draw:text-box>
        </draw:frame>
        <draw:path draw:style-name="gr2" draw:text-style-name="P2" draw:layer="layout" svg:width="5.428cm" svg:height="1.36cm" draw:transform="rotate (-0.291295452158985) translate (12.5419670792499cm 21.9002222087736cm)" svg:viewBox="0 0 5429 1361" svg:d="m0 35145 1273-382c613-167 1753 1518 2361 1336s1795-538 1795-538">
          <text:p/>
        </draw:path>
        <draw:frame draw:style-name="gr4" draw:text-style-name="P3" draw:layer="layout" svg:width="0.964cm" svg:height="0.978cm" svg:x="17.593cm" svg:y="24.303cm">
          <draw:text-box>
            <text:p text:style-name="P1"><text:span text:style-name="T1">p</text:span><text:span text:style-name="T2">1</text:span></text:p>
          </draw:text-box>
        </draw:frame>
        <draw:frame draw:style-name="gr4" draw:text-style-name="P3" draw:layer="layout" svg:width="0.964cm" svg:height="0.978cm" svg:x="17.593cm" svg:y="21.189cm">
          <draw:text-box>
            <text:p text:style-name="P1"><text:span text:style-name="T1">p</text:span><text:span text:style-name="T2">2</text:span></text:p>
          </draw:text-box>
        </draw:frame>
        <draw:frame draw:style-name="gr4" draw:text-style-name="P3" draw:layer="layout" svg:width="1.129cm" svg:height="0.978cm" svg:x="17.51cm" svg:y="21.889cm">
          <draw:text-box>
            <text:p text:style-name="P1"><text:span text:style-name="T1">-p</text:span><text:span text:style-name="T2">2</text:span></text:p>
          </draw:text-box>
        </draw:frame>
        <draw:frame draw:style-name="gr4" draw:text-style-name="P3" draw:layer="layout" svg:width="1.222cm" svg:height="0.978cm" svg:x="11.122cm" svg:y="23.623cm">
          <draw:text-box>
            <text:p text:style-name="P1"><text:span text:style-name="T1">-p</text:span><text:span text:style-name="T3">'</text:span><text:span text:style-name="T2">1</text:span></text:p>
          </draw:text-box>
        </draw:frame>
        <draw:frame draw:style-name="gr4" draw:text-style-name="P3" draw:layer="layout" svg:width="1.057cm" svg:height="0.978cm" svg:x="11.243cm" svg:y="24.304cm">
          <draw:text-box>
            <text:p text:style-name="P1"><text:span text:style-name="T1">p</text:span><text:span text:style-name="T3">'</text:span><text:span text:style-name="T2">1</text:span></text:p>
          </draw:text-box>
        </draw:frame>
        <draw:frame draw:style-name="gr4" draw:text-style-name="P3" draw:layer="layout" svg:width="1.057cm" svg:height="0.978cm" svg:x="11.243cm" svg:y="21.19cm">
          <draw:text-box>
            <text:p text:style-name="P1"><text:span text:style-name="T1">p</text:span><text:span text:style-name="T3">'</text:span><text:span text:style-name="T2">2</text:span></text:p>
          </draw:text-box>
        </draw:frame>
        <draw:frame draw:style-name="gr4" draw:text-style-name="P3" draw:layer="layout" svg:width="1.222cm" svg:height="0.978cm" svg:x="11.16cm" svg:y="21.89cm">
          <draw:text-box>
            <text:p text:style-name="P1"><text:span text:style-name="T1">-p</text:span><text:span text:style-name="T3">'</text:span><text:span text:style-name="T2">2</text:span></text:p>
          </draw:text-box>
        </draw:frame>
        <draw:frame draw:style-name="gr5" draw:text-style-name="P4" draw:layer="layout" svg:width="1.137cm" svg:height="1.744cm" svg:x="4.606cm" svg:y="23.257cm">
          <draw:text-box>
            <text:p text:style-name="P1"><text:span text:style-name="T4">-V</text:span></text:p>
          </draw:text-box>
        </draw:frame>
        <draw:frame draw:style-name="gr6" draw:layer="layout" svg:width="1.277cm" svg:height="0.963cm" svg:x="15.389cm" svg:y="16.734cm">
          <draw:text-box>
            <text:p text:style-name="P1">(b)</text:p>
          </draw:text-box>
        </draw:frame>
        <draw:ellipse draw:style-name="gr7" draw:text-style-name="P2" draw:layer="measurelines" svg:width="0.635cm" svg:height="0.941cm" svg:x="4.888cm" svg:y="23.974cm">
          <text:p/>
        </draw:ellipse>
        <draw:path draw:style-name="gr2" draw:text-style-name="P2" draw:layer="measurelines" svg:width="5.317cm" svg:height="1.352cm" draw:transform="rotate (-2.85029720143259) translate (18.2335175589457cm 14.8298660058697cm)" svg:viewBox="0 0 5318 1353" svg:d="m5318-38493c0 0-870-267-1278-379-612-167-1784 1509-2392 1327s-1648-494-1648-494">
          <text:p/>
        </draw:path>
        <draw:line draw:style-name="gr3" draw:text-style-name="P2" draw:layer="measurelines" svg:x1="13.067cm" svg:y1="13.669cm" svg:x2="18.043cm" svg:y2="13.669cm">
          <text:p/>
        </draw:line>
        <draw:line draw:style-name="gr3" draw:text-style-name="P2" draw:layer="measurelines" svg:x1="13.067cm" svg:y1="16.381cm" svg:x2="18.043cm" svg:y2="16.381cm">
          <text:p/>
        </draw:line>
        <draw:frame draw:style-name="gr4" draw:text-style-name="P3" draw:layer="measurelines" svg:width="1.129cm" svg:height="0.978cm" svg:x="18.059cm" svg:y="15.272cm">
          <draw:text-box>
            <text:p text:style-name="P1"><text:span text:style-name="T1">-p</text:span><text:span text:style-name="T2">1</text:span></text:p>
          </draw:text-box>
        </draw:frame>
        <draw:path draw:style-name="gr2" draw:text-style-name="P2" draw:layer="measurelines" svg:width="5.428cm" svg:height="1.36cm" draw:transform="rotate (-0.291295452158985) translate (13.1769670792499cm 13.6442222087736cm)" svg:viewBox="0 0 5429 1361" svg:d="m0 18964 1273-382c613-167 1753 1517 2361 1336s1795-538 1795-538">
          <text:p/>
        </draw:path>
        <draw:frame draw:style-name="gr4" draw:text-style-name="P3" draw:layer="measurelines" svg:width="0.964cm" svg:height="0.978cm" svg:x="18.228cm" svg:y="15.896cm">
          <draw:text-box>
            <text:p text:style-name="P1"><text:span text:style-name="T1">p</text:span><text:span text:style-name="T2">1</text:span></text:p>
          </draw:text-box>
        </draw:frame>
        <draw:frame draw:style-name="gr4" draw:text-style-name="P3" draw:layer="measurelines" svg:width="0.964cm" svg:height="0.978cm" svg:x="18.228cm" svg:y="13.065cm">
          <draw:text-box>
            <text:p text:style-name="P1"><text:span text:style-name="T1">p</text:span><text:span text:style-name="T2">2</text:span></text:p>
          </draw:text-box>
        </draw:frame>
        <draw:frame draw:style-name="gr4" draw:text-style-name="P3" draw:layer="measurelines" svg:width="1.129cm" svg:height="0.978cm" svg:x="18.164cm" svg:y="13.765cm">
          <draw:text-box>
            <text:p text:style-name="P1"><text:span text:style-name="T1">-p</text:span><text:span text:style-name="T2">2</text:span></text:p>
          </draw:text-box>
        </draw:frame>
        <draw:frame draw:style-name="gr4" draw:text-style-name="P3" draw:layer="measurelines" svg:width="1.222cm" svg:height="0.978cm" svg:x="11.709cm" svg:y="15.273cm">
          <draw:text-box>
            <text:p text:style-name="P1"><text:span text:style-name="T1">-p</text:span><text:span text:style-name="T3">'</text:span><text:span text:style-name="T2">1</text:span></text:p>
          </draw:text-box>
        </draw:frame>
        <draw:frame draw:style-name="gr4" draw:text-style-name="P3" draw:layer="measurelines" svg:width="1.057cm" svg:height="0.978cm" svg:x="11.878cm" svg:y="15.897cm">
          <draw:text-box>
            <text:p text:style-name="P1"><text:span text:style-name="T1">p</text:span><text:span text:style-name="T3">'</text:span><text:span text:style-name="T2">1</text:span></text:p>
          </draw:text-box>
        </draw:frame>
        <draw:frame draw:style-name="gr4" draw:text-style-name="P3" draw:layer="measurelines" svg:width="1.057cm" svg:height="0.978cm" svg:x="11.878cm" svg:y="13.066cm">
          <draw:text-box>
            <text:p text:style-name="P1"><text:span text:style-name="T1">p</text:span><text:span text:style-name="T3">'</text:span><text:span text:style-name="T2">2</text:span></text:p>
          </draw:text-box>
        </draw:frame>
        <draw:frame draw:style-name="gr4" draw:text-style-name="P3" draw:layer="measurelines" svg:width="1.222cm" svg:height="0.978cm" svg:x="11.814cm" svg:y="13.766cm">
          <draw:text-box>
            <text:p text:style-name="P1"><text:span text:style-name="T1">-p</text:span><text:span text:style-name="T3">'</text:span><text:span text:style-name="T2">2</text:span></text:p>
          </draw:text-box>
        </draw:frame>
        <draw:path draw:style-name="gr2" draw:text-style-name="P2" draw:layer="measurelines" svg:width="5.317cm" svg:height="1.351cm" draw:transform="rotate (-2.85029720143259) translate (9.48551755894582cm 23.0858660058697cm)" svg:viewBox="0 0 5318 1352" svg:d="m5318-49284c0 0-870-267-1278-379-612-167-1784 1509-2392 1326s-1648-494-1648-494">
          <text:p/>
        </draw:path>
        <draw:line draw:style-name="gr3" draw:text-style-name="P2" draw:layer="measurelines" svg:x1="4.319cm" svg:y1="21.925cm" svg:x2="9.295cm" svg:y2="21.925cm">
          <text:p/>
        </draw:line>
        <draw:line draw:style-name="gr3" draw:text-style-name="P2" draw:layer="measurelines" svg:x1="4.319cm" svg:y1="24.637cm" svg:x2="9.295cm" svg:y2="24.637cm">
          <text:p/>
        </draw:line>
        <draw:frame draw:style-name="gr4" draw:text-style-name="P3" draw:layer="measurelines" svg:width="1.129cm" svg:height="0.978cm" svg:x="9.255cm" svg:y="23.679cm">
          <draw:text-box>
            <text:p text:style-name="P1"><text:span text:style-name="T1">-p</text:span><text:span text:style-name="T2">1</text:span></text:p>
          </draw:text-box>
        </draw:frame>
        <draw:path draw:style-name="gr2" draw:text-style-name="P2" draw:layer="measurelines" svg:width="5.428cm" svg:height="1.36cm" draw:transform="rotate (-0.291295452158985) translate (4.42896707924979cm 21.9002222087735cm)" svg:viewBox="0 0 5429 1361" svg:d="m0 39805 1273-382c613-167 1753 1518 2361 1336s1795-538 1795-538">
          <text:p/>
        </draw:path>
        <draw:frame draw:style-name="gr4" draw:text-style-name="P3" draw:layer="measurelines" svg:width="0.964cm" svg:height="0.978cm" svg:x="9.338cm" svg:y="24.285cm">
          <draw:text-box>
            <text:p text:style-name="P1"><text:span text:style-name="T1">p</text:span><text:span text:style-name="T2">1</text:span></text:p>
          </draw:text-box>
        </draw:frame>
        <draw:frame draw:style-name="gr4" draw:text-style-name="P3" draw:layer="measurelines" svg:width="0.964cm" svg:height="0.978cm" svg:x="9.338cm" svg:y="21.321cm">
          <draw:text-box>
            <text:p text:style-name="P1"><text:span text:style-name="T1">p</text:span><text:span text:style-name="T2">2</text:span></text:p>
          </draw:text-box>
        </draw:frame>
        <draw:frame draw:style-name="gr4" draw:text-style-name="P3" draw:layer="measurelines" svg:width="1.129cm" svg:height="0.978cm" svg:x="9.255cm" svg:y="22.005cm">
          <draw:text-box>
            <text:p text:style-name="P1"><text:span text:style-name="T1">-p</text:span><text:span text:style-name="T2">2</text:span></text:p>
          </draw:text-box>
        </draw:frame>
        <draw:frame draw:style-name="gr4" draw:text-style-name="P3" draw:layer="measurelines" svg:width="1.222cm" svg:height="0.978cm" svg:x="3.047cm" svg:y="23.68cm">
          <draw:text-box>
            <text:p text:style-name="P1"><text:span text:style-name="T1">-p</text:span><text:span text:style-name="T3">'</text:span><text:span text:style-name="T2">1</text:span></text:p>
          </draw:text-box>
        </draw:frame>
        <draw:frame draw:style-name="gr4" draw:text-style-name="P3" draw:layer="measurelines" svg:width="1.057cm" svg:height="0.978cm" svg:x="3.13cm" svg:y="24.286cm">
          <draw:text-box>
            <text:p text:style-name="P1"><text:span text:style-name="T1">p</text:span><text:span text:style-name="T3">'</text:span><text:span text:style-name="T2">1</text:span></text:p>
          </draw:text-box>
        </draw:frame>
        <draw:frame draw:style-name="gr4" draw:text-style-name="P3" draw:layer="measurelines" svg:width="1.057cm" svg:height="0.978cm" svg:x="3.13cm" svg:y="21.322cm">
          <draw:text-box>
            <text:p text:style-name="P1"><text:span text:style-name="T1">p</text:span><text:span text:style-name="T3">'</text:span><text:span text:style-name="T2">2</text:span></text:p>
          </draw:text-box>
        </draw:frame>
        <draw:frame draw:style-name="gr4" draw:text-style-name="P3" draw:layer="measurelines" svg:width="1.222cm" svg:height="0.978cm" svg:x="3.047cm" svg:y="22.006cm">
          <draw:text-box>
            <text:p text:style-name="P1"><text:span text:style-name="T1">-p</text:span><text:span text:style-name="T3">'</text:span><text:span text:style-name="T2">2</text:span></text:p>
          </draw:text-box>
        </draw:frame>
        <draw:frame draw:style-name="gr8" draw:text-style-name="P5" draw:layer="measurelines" svg:width="1.137cm" svg:height="0.882cm" svg:x="12.563cm" svg:y="22.46cm">
          <draw:text-box>
            <text:p text:style-name="P1"><text:span text:style-name="T4">-V</text:span></text:p>
          </draw:text-box>
        </draw:frame>
        <draw:ellipse draw:style-name="gr7" draw:text-style-name="P2" draw:layer="measurelines" svg:width="0.635cm" svg:height="0.941cm" svg:x="12.858cm" svg:y="21.649cm">
          <text:p/>
        </draw:ellipse>
        <draw:path draw:style-name="gr2" draw:text-style-name="P2" draw:layer="layout" svg:width="6.028cm" svg:height="1.416cm" draw:transform="rotate (2.8502972014314) translate (13.7388781682783cm 11.4308873545061cm)" svg:viewBox="0 0 6029 1417" svg:d="m0-13153c0 0 2406-731 2814-843 612-167 1561 1576 2169 1392s1046-313 1046-313">
          <text:p/>
        </draw:path>
        <draw:line draw:style-name="gr3" draw:text-style-name="P2" draw:layer="layout" svg:x1="8.069cm" svg:y1="8.312cm" svg:x2="13.881cm" svg:y2="8.302cm">
          <text:p/>
        </draw:line>
        <draw:line draw:style-name="gr3" draw:text-style-name="P2" draw:layer="layout" svg:x1="8.175cm" svg:y1="11.01cm" svg:x2="13.881cm" svg:y2="11.014cm">
          <text:p/>
        </draw:line>
        <draw:path draw:style-name="gr2" draw:text-style-name="P2" draw:layer="layout" svg:width="6.175cm" svg:height="1.407cm" draw:transform="rotate (0.291295452157799) translate (7.82503414517991cm 9.61874916880854cm)" svg:viewBox="0 0 6176 1408" svg:d="m6176 23768-2782-835c-613-167-1592 1565-2200 1383s-1194-358-1194-358">
          <text:p/>
        </draw:path>
        <draw:frame draw:style-name="gr4" draw:text-style-name="P3" draw:layer="layout" svg:width="0.942cm" svg:height="0.915cm" svg:x="12.43cm" svg:y="9.965cm">
          <draw:text-box>
            <text:p text:style-name="P1"><text:span text:style-name="T1">-</text:span><text:span text:style-name="T5">k</text:span></text:p>
          </draw:text-box>
        </draw:frame>
        <draw:frame draw:style-name="gr4" draw:text-style-name="P3" draw:layer="layout" svg:width="0.642cm" svg:height="0.915cm" svg:x="13.829cm" svg:y="7.991cm">
          <draw:text-box>
            <text:p text:style-name="P1"><text:span text:style-name="T1">j</text:span></text:p>
          </draw:text-box>
        </draw:frame>
        <draw:frame draw:style-name="gr4" draw:text-style-name="P3" draw:layer="layout" svg:width="0.642cm" svg:height="0.915cm" svg:x="13.829cm" svg:y="10.498cm">
          <draw:text-box>
            <text:p text:style-name="P1"><text:span text:style-name="T1">i</text:span></text:p>
          </draw:text-box>
        </draw:frame>
        <draw:frame draw:style-name="gr4" draw:text-style-name="P3" draw:layer="layout" svg:width="0.777cm" svg:height="0.915cm" svg:x="12.595cm" svg:y="10.88cm">
          <draw:text-box>
            <text:p text:style-name="P1"><text:span text:style-name="T1">k</text:span></text:p>
          </draw:text-box>
        </draw:frame>
        <draw:frame draw:style-name="gr4" draw:text-style-name="P3" draw:layer="layout" svg:width="0.803cm" svg:height="0.915cm" svg:x="7.35cm" svg:y="7.985cm">
          <draw:text-box>
            <text:p text:style-name="P1"><text:span text:style-name="T1">n</text:span></text:p>
          </draw:text-box>
        </draw:frame>
        <draw:frame draw:style-name="gr4" draw:text-style-name="P3" draw:layer="layout" svg:width="0.942cm" svg:height="0.915cm" svg:x="7.35cm" svg:y="10.492cm">
          <draw:text-box>
            <text:p text:style-name="P1"><text:span text:style-name="T1">m</text:span></text:p>
          </draw:text-box>
        </draw:frame>
        <draw:polyline draw:style-name="gr9" draw:text-style-name="P2" draw:layer="layout" svg:width="0.691cm" svg:height="0.673cm" draw:transform="rotate (-2.35619449019309) translate (14.03cm 10.7969999999949cm)" svg:viewBox="0 0 692 674" draw:points="0,-34643 692,-34437 468,-35111">
          <text:p/>
        </draw:polyline>
        <draw:polyline draw:style-name="gr9" draw:text-style-name="P2" draw:layer="layout" svg:width="0.691cm" svg:height="0.673cm" draw:transform="rotate (-2.35619449019309) translate (9.445cm 10.8169999999949cm)" svg:viewBox="0 0 692 674" draw:points="0,-28187 692,-27981 468,-28655">
          <text:p/>
        </draw:polyline>
        <draw:polyline draw:style-name="gr9" draw:text-style-name="P2" draw:layer="layout" svg:width="0.691cm" svg:height="0.673cm" draw:transform="rotate (-2.35619449019309) translate (14.03cm 8.45799999999497cm)" svg:viewBox="0 0 692 674" draw:points="0,-31335 692,-31129 468,-31803">
          <text:p/>
        </draw:polyline>
        <draw:polyline draw:style-name="gr9" draw:text-style-name="P2" draw:layer="layout" svg:width="0.691cm" svg:height="0.673cm" draw:transform="rotate (-2.35619449019309) translate (9.445cm 8.45799999999497cm)" svg:viewBox="0 0 692 674" draw:points="0,-24851 692,-24645 468,-25319">
          <text:p/>
        </draw:polyline>
        <draw:path draw:style-name="gr2" draw:text-style-name="P2" draw:layer="layout" svg:width="6.028cm" svg:height="1.27cm" draw:transform="rotate (2.8502972014314) translate (16.9026558173861cm 4.9480473295737cm)" svg:viewBox="0 0 6029 1271" svg:d="m0 642c0 0 939-289 1348-400 612-167 2046 1429 2655 1244s2026-607 2026-607">
          <text:p/>
        </draw:path>
        <draw:line draw:style-name="gr3" draw:text-style-name="P2" draw:layer="layout" svg:x1="11.108cm" svg:y1="2.251cm" svg:x2="16.92cm" svg:y2="2.251cm">
          <text:p/>
        </draw:line>
        <draw:line draw:style-name="gr3" draw:text-style-name="P2" draw:layer="layout" svg:x1="11.214cm" svg:y1="4.949cm" svg:x2="16.92cm" svg:y2="4.953cm">
          <text:p/>
        </draw:line>
        <draw:path draw:style-name="gr2" draw:text-style-name="P2" draw:layer="layout" svg:width="6.175cm" svg:height="1.296cm" draw:transform="rotate (0.291295452157799) translate (10.9862566629522cm 3.97106709378177cm)" svg:viewBox="0 0 6176 1297" svg:d="m6176 14333-1347-403c-613-167-1959 1453-2567 1271s-2262-678-2262-678">
          <text:p/>
        </draw:path>
        <draw:frame draw:style-name="gr10" draw:text-style-name="P6" draw:layer="layout" svg:width="1.12cm" svg:height="0.818cm" svg:x="4.936cm" svg:y="3.934cm">
          <draw:text-box>
            <text:p text:style-name="P1"><text:span text:style-name="T5">-k</text:span></text:p>
          </draw:text-box>
        </draw:frame>
        <draw:frame draw:style-name="gr4" draw:text-style-name="P3" draw:layer="layout" svg:width="0.642cm" svg:height="0.915cm" svg:x="16.868cm" svg:y="1.93cm">
          <draw:text-box>
            <text:p text:style-name="P1"><text:span text:style-name="T1">j</text:span></text:p>
          </draw:text-box>
        </draw:frame>
        <draw:ellipse draw:style-name="gr7" draw:text-style-name="P2" draw:layer="layout" svg:width="0.635cm" svg:height="0.941cm" svg:x="5.739cm" svg:y="4.19cm">
          <text:p/>
        </draw:ellipse>
        <draw:frame draw:style-name="gr4" draw:text-style-name="P3" draw:layer="layout" svg:width="0.642cm" svg:height="0.915cm" svg:x="16.868cm" svg:y="4.437cm">
          <draw:text-box>
            <text:p text:style-name="P1"><text:span text:style-name="T1">i</text:span></text:p>
          </draw:text-box>
        </draw:frame>
        <draw:frame draw:style-name="gr4" draw:text-style-name="P3" draw:layer="layout" svg:width="0.777cm" svg:height="0.915cm" svg:x="5.101cm" svg:y="4.785cm">
          <draw:text-box>
            <text:p text:style-name="P1"><text:span text:style-name="T1">k</text:span></text:p>
          </draw:text-box>
        </draw:frame>
        <draw:frame draw:style-name="gr4" draw:text-style-name="P3" draw:layer="layout" svg:width="0.803cm" svg:height="0.915cm" svg:x="10.431cm" svg:y="1.891cm">
          <draw:text-box>
            <text:p text:style-name="P1"><text:span text:style-name="T1">n</text:span></text:p>
          </draw:text-box>
        </draw:frame>
        <draw:frame draw:style-name="gr4" draw:text-style-name="P3" draw:layer="layout" svg:width="0.942cm" svg:height="0.915cm" svg:x="10.431cm" svg:y="4.398cm">
          <draw:text-box>
            <text:p text:style-name="P1"><text:span text:style-name="T1">m</text:span></text:p>
          </draw:text-box>
        </draw:frame>
        <draw:polyline draw:style-name="gr9" draw:text-style-name="P2" draw:layer="layout" svg:width="0.691cm" svg:height="0.673cm" draw:transform="rotate (-2.35619449019309) translate (17.069cm 4.73599999999497cm)" svg:viewBox="0 0 692 674" draw:points="0,-30369 692,-30163 468,-30837">
          <text:p/>
        </draw:polyline>
        <draw:polyline draw:style-name="gr9" draw:text-style-name="P2" draw:layer="layout" svg:width="0.691cm" svg:height="0.672cm" draw:transform="rotate (-2.35619449019309) translate (12.484cm 4.75599999999497cm)" svg:viewBox="0 0 692 673" draw:points="0,-23913 692,-23708 468,-24381">
          <text:p/>
        </draw:polyline>
        <draw:polyline draw:style-name="gr9" draw:text-style-name="P2" draw:layer="layout" svg:width="0.691cm" svg:height="0.673cm" draw:transform="rotate (-2.35619449019309) translate (17.069cm 2.39699999999497cm)" svg:viewBox="0 0 692 674" draw:points="0,-27060 692,-26855 468,-27529">
          <text:p/>
        </draw:polyline>
        <draw:polyline draw:style-name="gr9" draw:text-style-name="P2" draw:layer="layout" svg:width="0.691cm" svg:height="0.673cm" draw:transform="rotate (-2.35619449019309) translate (12.484cm 2.39699999999497cm)" svg:viewBox="0 0 692 674" draw:points="0,-20577 692,-20371 468,-21045">
          <text:p/>
        </draw:polyline>
        <draw:path draw:style-name="gr2" draw:text-style-name="P2" draw:layer="layout" svg:width="6.028cm" svg:height="1.271cm" draw:transform="rotate (2.8502972014314) translate (9.42065581738597cm 4.94904732957371cm)" svg:viewBox="0 0 6029 1272" svg:d="m0-3657c0 0 939-290 1348-401 612-167 2046 1430 2655 1245s2026-607 2026-607">
          <text:p/>
        </draw:path>
        <draw:line draw:style-name="gr3" draw:text-style-name="P2" draw:layer="layout" svg:x1="3.626cm" svg:y1="2.252cm" svg:x2="9.438cm" svg:y2="2.252cm">
          <text:p/>
        </draw:line>
        <draw:line draw:style-name="gr3" draw:text-style-name="P2" draw:layer="layout" svg:x1="3.732cm" svg:y1="4.95cm" svg:x2="9.438cm" svg:y2="4.954cm">
          <text:p/>
        </draw:line>
        <draw:path draw:style-name="gr2" draw:text-style-name="P2" draw:layer="layout" svg:width="6.175cm" svg:height="1.297cm" draw:transform="rotate (0.291295452157799) translate (3.50425666295233cm 3.97206709378177cm)" svg:viewBox="0 0 6176 1298" svg:d="m6176 10037-1347-403c-613-167-1959 1454-2567 1272s-2262-679-2262-679">
          <text:p/>
        </draw:path>
        <draw:frame draw:style-name="gr11" draw:text-style-name="P3" draw:layer="layout" svg:width="0.777cm" svg:height="0.818cm" svg:x="12.42cm" svg:y="1.599cm">
          <draw:text-box>
            <text:p text:style-name="P1"><text:span text:style-name="T5">k</text:span></text:p>
          </draw:text-box>
        </draw:frame>
        <draw:frame draw:style-name="gr4" draw:text-style-name="P3" draw:layer="layout" svg:width="0.642cm" svg:height="0.915cm" svg:x="9.255cm" svg:y="1.931cm">
          <draw:text-box>
            <text:p text:style-name="P1"><text:span text:style-name="T1">j</text:span></text:p>
          </draw:text-box>
        </draw:frame>
        <draw:ellipse draw:style-name="gr7" draw:text-style-name="P2" draw:layer="layout" svg:width="0.635cm" svg:height="0.941cm" svg:x="13.062cm" svg:y="1.855cm">
          <text:p/>
        </draw:ellipse>
        <draw:frame draw:style-name="gr4" draw:text-style-name="P3" draw:layer="layout" svg:width="0.642cm" svg:height="0.915cm" svg:x="9.255cm" svg:y="4.438cm">
          <draw:text-box>
            <text:p text:style-name="P1"><text:span text:style-name="T1">i</text:span></text:p>
          </draw:text-box>
        </draw:frame>
        <draw:frame draw:style-name="gr12" draw:text-style-name="P6" draw:layer="layout" svg:width="0.972cm" svg:height="1.099cm" svg:x="12.304cm" svg:y="2.405cm">
          <draw:text-box>
            <text:p text:style-name="P1"><text:span text:style-name="T1">-k</text:span></text:p>
          </draw:text-box>
        </draw:frame>
        <draw:frame draw:style-name="gr4" draw:text-style-name="P3" draw:layer="layout" svg:width="0.803cm" svg:height="0.915cm" svg:x="2.907cm" svg:y="1.925cm">
          <draw:text-box>
            <text:p text:style-name="P1"><text:span text:style-name="T1">n</text:span></text:p>
          </draw:text-box>
        </draw:frame>
        <draw:frame draw:style-name="gr4" draw:text-style-name="P3" draw:layer="layout" svg:width="0.942cm" svg:height="0.915cm" svg:x="2.907cm" svg:y="4.432cm">
          <draw:text-box>
            <text:p text:style-name="P1"><text:span text:style-name="T1">m</text:span></text:p>
          </draw:text-box>
        </draw:frame>
        <draw:polyline draw:style-name="gr9" draw:text-style-name="P2" draw:layer="layout" svg:width="0.691cm" svg:height="0.673cm" draw:transform="rotate (-2.35619449019309) translate (9.587cm 4.73699999999497cm)" svg:viewBox="0 0 692 674" draw:points="0,-19789 692,-19583 468,-20257">
          <text:p/>
        </draw:polyline>
        <draw:polyline draw:style-name="gr9" draw:text-style-name="P2" draw:layer="layout" svg:width="0.691cm" svg:height="0.672cm" draw:transform="rotate (-2.35619449019309) translate (5.002cm 4.75699999999497cm)" svg:viewBox="0 0 692 673" draw:points="0,-13333 692,-13128 468,-13801">
          <text:p/>
        </draw:polyline>
        <draw:polyline draw:style-name="gr9" draw:text-style-name="P2" draw:layer="layout" svg:width="0.691cm" svg:height="0.673cm" draw:transform="rotate (-2.35619449019309) translate (9.587cm 2.39799999999497cm)" svg:viewBox="0 0 692 674" draw:points="0,-16480 692,-16275 468,-16949">
          <text:p/>
        </draw:polyline>
        <draw:polyline draw:style-name="gr9" draw:text-style-name="P2" draw:layer="layout" svg:width="0.691cm" svg:height="0.673cm" draw:transform="rotate (-2.35619449019309) translate (5.002cm 2.39799999999497cm)" svg:viewBox="0 0 692 674" draw:points="0,-9997 692,-9791 468,-10465">
          <text:p/>
        </draw:polyline>
        <draw:frame draw:style-name="gr13" draw:text-style-name="P7" draw:layer="layout" svg:width="0.87cm" svg:height="1.115cm" svg:x="10.29cm" svg:y="22.898cm">
          <draw:text-box>
            <text:p text:style-name="P1"><text:span text:style-name="T6">+</text:span></text:p>
          </draw:text-box>
        </draw:frame>
        <draw:frame draw:style-name="gr13" draw:text-style-name="P7" draw:layer="layout" svg:width="0.87cm" svg:height="1.115cm" svg:x="9.655cm" svg:y="3.056cm">
          <draw:text-box>
            <text:p text:style-name="P1"><text:span text:style-name="T6">+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1.277cm" svg:height="0.963cm" svg:x="4.741cm" svg:y="18.221cm">
          <draw:text-box>
            <text:p text:style-name="P1">(a)</text:p>
          </draw:text-box>
        </draw:frame>
        <draw:line draw:style-name="gr14" draw:text-style-name="P2" draw:layer="layout" svg:x1="3.053cm" svg:y1="17.069cm" svg:x2="7.829cm" svg:y2="17.064cm">
          <text:p/>
        </draw:line>
        <draw:line draw:style-name="gr3" draw:text-style-name="P2" draw:layer="layout" svg:x1="2.937cm" svg:y1="15.695cm" svg:x2="7.913cm" svg:y2="15.695cm">
          <text:p/>
        </draw:line>
        <draw:frame draw:style-name="gr4" draw:layer="layout" svg:width="1.031cm" svg:height="0.963cm" svg:x="7.71cm" svg:y="16.636cm">
          <draw:text-box>
            <text:p text:style-name="P1">-k</text:p>
          </draw:text-box>
        </draw:frame>
        <draw:frame draw:style-name="gr4" draw:layer="layout" svg:width="0.82cm" svg:height="0.963cm" svg:x="7.925cm" svg:y="15.091cm">
          <draw:text-box>
            <text:p text:style-name="P1">k</text:p>
          </draw:text-box>
        </draw:frame>
        <draw:frame draw:style-name="gr4" draw:layer="layout" svg:width="1.154cm" svg:height="0.963cm" svg:x="1.78cm" svg:y="16.711cm">
          <draw:text-box>
            <text:p text:style-name="P1">-k'</text:p>
          </draw:text-box>
        </draw:frame>
        <draw:frame draw:style-name="gr4" draw:layer="layout" svg:width="0.942cm" svg:height="0.963cm" svg:x="1.995cm" svg:y="15.071cm">
          <draw:text-box>
            <text:p text:style-name="P1">k'</text:p>
          </draw:text-box>
        </draw:frame>
        <draw:frame draw:style-name="gr1" draw:layer="layout" svg:width="1.243cm" svg:height="0.963cm" svg:x="11.16cm" svg:y="25.437cm">
          <draw:text-box>
            <text:p text:style-name="P1">(c)</text:p>
          </draw:text-box>
        </draw:frame>
        <draw:frame draw:style-name="gr6" draw:layer="layout" svg:width="1.277cm" svg:height="0.963cm" svg:x="14.902cm" svg:y="18.452cm">
          <draw:text-box>
            <text:p text:style-name="P1">(b)</text:p>
          </draw:text-box>
        </draw:frame>
        <draw:path draw:style-name="gr14" draw:text-style-name="P2" draw:layer="measurelines" svg:width="5.317cm" svg:height="1.352cm" draw:transform="rotate (-2.85029720143259) translate (17.7465175589457cm 16.5478660058697cm)" svg:viewBox="0 0 5318 1353" svg:d="m5318-41504c0 0-870-267-1278-379-612-167-1784 1509-2392 1327s-1648-494-1648-494">
          <text:p/>
        </draw:path>
        <draw:line draw:style-name="gr3" draw:text-style-name="P2" draw:layer="measurelines" svg:x1="12.58cm" svg:y1="15.387cm" svg:x2="17.556cm" svg:y2="15.387cm">
          <text:p/>
        </draw:line>
        <draw:line draw:style-name="gr3" draw:text-style-name="P2" draw:layer="measurelines" svg:x1="12.58cm" svg:y1="18.099cm" svg:x2="17.556cm" svg:y2="18.099cm">
          <text:p/>
        </draw:line>
        <draw:frame draw:style-name="gr4" draw:text-style-name="P3" draw:layer="measurelines" svg:width="1.103cm" svg:height="0.978cm" svg:x="17.572cm" svg:y="16.99cm">
          <draw:text-box>
            <text:p text:style-name="P1"><text:span text:style-name="T1">-k</text:span><text:span text:style-name="T2">1</text:span></text:p>
          </draw:text-box>
        </draw:frame>
        <draw:path draw:style-name="gr14" draw:text-style-name="P2" draw:layer="measurelines" svg:width="5.428cm" svg:height="1.36cm" draw:transform="rotate (-0.291295452158985) translate (12.6899670792499cm 15.3622222087736cm)" svg:viewBox="0 0 5429 1361" svg:d="m0 22535 1273-382c613-167 1753 1517 2361 1336s1795-538 1795-538">
          <text:p/>
        </draw:path>
        <draw:frame draw:style-name="gr4" draw:text-style-name="P3" draw:layer="measurelines" svg:width="0.938cm" svg:height="0.978cm" svg:x="17.741cm" svg:y="17.614cm">
          <draw:text-box>
            <text:p text:style-name="P1"><text:span text:style-name="T1">k</text:span><text:span text:style-name="T2">1</text:span></text:p>
          </draw:text-box>
        </draw:frame>
        <draw:frame draw:style-name="gr4" draw:text-style-name="P3" draw:layer="measurelines" svg:width="0.938cm" svg:height="0.978cm" svg:x="17.741cm" svg:y="14.783cm">
          <draw:text-box>
            <text:p text:style-name="P1"><text:span text:style-name="T1">k</text:span><text:span text:style-name="T2">2</text:span></text:p>
          </draw:text-box>
        </draw:frame>
        <draw:frame draw:style-name="gr4" draw:text-style-name="P3" draw:layer="measurelines" svg:width="1.103cm" svg:height="0.978cm" svg:x="17.677cm" svg:y="15.483cm">
          <draw:text-box>
            <text:p text:style-name="P1"><text:span text:style-name="T1">-k</text:span><text:span text:style-name="T2">2</text:span></text:p>
          </draw:text-box>
        </draw:frame>
        <draw:frame draw:style-name="gr4" draw:text-style-name="P3" draw:layer="measurelines" svg:width="1.196cm" svg:height="0.978cm" svg:x="11.222cm" svg:y="16.991cm">
          <draw:text-box>
            <text:p text:style-name="P1"><text:span text:style-name="T1">-k</text:span><text:span text:style-name="T3">'</text:span><text:span text:style-name="T2">1</text:span></text:p>
          </draw:text-box>
        </draw:frame>
        <draw:frame draw:style-name="gr4" draw:text-style-name="P3" draw:layer="measurelines" svg:width="1.031cm" svg:height="0.978cm" svg:x="11.391cm" svg:y="17.615cm">
          <draw:text-box>
            <text:p text:style-name="P1"><text:span text:style-name="T1">k</text:span><text:span text:style-name="T3">'</text:span><text:span text:style-name="T2">1</text:span></text:p>
          </draw:text-box>
        </draw:frame>
        <draw:frame draw:style-name="gr4" draw:text-style-name="P3" draw:layer="measurelines" svg:width="1.031cm" svg:height="0.978cm" svg:x="11.391cm" svg:y="14.784cm">
          <draw:text-box>
            <text:p text:style-name="P1"><text:span text:style-name="T1">k</text:span><text:span text:style-name="T3">'</text:span><text:span text:style-name="T2">2</text:span></text:p>
          </draw:text-box>
        </draw:frame>
        <draw:frame draw:style-name="gr4" draw:text-style-name="P3" draw:layer="measurelines" svg:width="1.196cm" svg:height="0.978cm" svg:x="11.327cm" svg:y="15.484cm">
          <draw:text-box>
            <text:p text:style-name="P1"><text:span text:style-name="T1">-k</text:span><text:span text:style-name="T3">'</text:span><text:span text:style-name="T2">2</text:span></text:p>
          </draw:text-box>
        </draw:frame>
        <draw:path draw:style-name="gr14" draw:text-style-name="P2" draw:layer="measurelines" svg:width="5.317cm" svg:height="1.443cm" draw:transform="rotate (-2.85029720143259) translate (9.57817475306356cm 23.3935691839906cm)" svg:viewBox="0 0 5318 1444" svg:d="m5318-49606c0 0-1950-589-2358-701-612-166-1475 1603-2083 1420s-877-266-877-266">
          <text:p/>
        </draw:path>
        <draw:line draw:style-name="gr3" draw:text-style-name="P2" draw:layer="measurelines" svg:x1="4.319cm" svg:y1="21.925cm" svg:x2="9.295cm" svg:y2="21.925cm">
          <text:p/>
        </draw:line>
        <draw:line draw:style-name="gr3" draw:text-style-name="P2" draw:layer="measurelines" svg:x1="4.319cm" svg:y1="24.637cm" svg:x2="9.295cm" svg:y2="24.637cm">
          <text:p/>
        </draw:line>
        <draw:frame draw:style-name="gr4" draw:text-style-name="P3" draw:layer="measurelines" svg:width="1.129cm" svg:height="0.978cm" svg:x="9.255cm" svg:y="23.679cm">
          <draw:text-box>
            <text:p text:style-name="P1"><text:span text:style-name="T1">-p</text:span><text:span text:style-name="T2">1</text:span></text:p>
          </draw:text-box>
        </draw:frame>
        <draw:path draw:style-name="gr14" draw:text-style-name="P2" draw:layer="measurelines" svg:width="5.428cm" svg:height="1.405cm" draw:transform="rotate (-0.291295452158985) translate (4.50080435230808cm 21.6596241838516cm)" svg:viewBox="0 0 5429 1406" svg:d="m0 39555 2112-634c613-167 1606 1562 2214 1381s1103-331 1103-331">
          <text:p/>
        </draw:path>
        <draw:frame draw:style-name="gr4" draw:text-style-name="P3" draw:layer="measurelines" svg:width="0.964cm" svg:height="0.978cm" svg:x="9.338cm" svg:y="24.285cm">
          <draw:text-box>
            <text:p text:style-name="P1"><text:span text:style-name="T1">p</text:span><text:span text:style-name="T2">1</text:span></text:p>
          </draw:text-box>
        </draw:frame>
        <draw:frame draw:style-name="gr4" draw:text-style-name="P3" draw:layer="measurelines" svg:width="0.964cm" svg:height="0.978cm" svg:x="9.338cm" svg:y="21.321cm">
          <draw:text-box>
            <text:p text:style-name="P1"><text:span text:style-name="T1">p</text:span><text:span text:style-name="T2">2</text:span></text:p>
          </draw:text-box>
        </draw:frame>
        <draw:frame draw:style-name="gr4" draw:text-style-name="P3" draw:layer="measurelines" svg:width="1.129cm" svg:height="0.978cm" svg:x="9.255cm" svg:y="22.005cm">
          <draw:text-box>
            <text:p text:style-name="P1"><text:span text:style-name="T1">-p</text:span><text:span text:style-name="T2">2</text:span></text:p>
          </draw:text-box>
        </draw:frame>
        <draw:frame draw:style-name="gr4" draw:text-style-name="P3" draw:layer="measurelines" svg:width="0.942cm" svg:height="0.915cm" svg:x="5.504cm" svg:y="23.586cm">
          <draw:text-box>
            <text:p text:style-name="P1"><text:span text:style-name="T1">-k</text:span></text:p>
          </draw:text-box>
        </draw:frame>
        <draw:frame draw:style-name="gr4" draw:text-style-name="P3" draw:layer="measurelines" svg:width="0.777cm" svg:height="0.915cm" svg:x="5.647cm" svg:y="24.495cm">
          <draw:text-box>
            <text:p text:style-name="P1"><text:span text:style-name="T1">k</text:span></text:p>
          </draw:text-box>
        </draw:frame>
        <draw:frame draw:style-name="gr4" draw:text-style-name="P3" draw:layer="measurelines" svg:width="1.057cm" svg:height="0.978cm" svg:x="3.13cm" svg:y="21.322cm">
          <draw:text-box>
            <text:p text:style-name="P1"><text:span text:style-name="T1">p</text:span><text:span text:style-name="T3">'</text:span><text:span text:style-name="T2">2</text:span></text:p>
          </draw:text-box>
        </draw:frame>
        <draw:frame draw:style-name="gr4" draw:text-style-name="P3" draw:layer="measurelines" svg:width="1.222cm" svg:height="0.978cm" svg:x="3.047cm" svg:y="22.006cm">
          <draw:text-box>
            <text:p text:style-name="P1"><text:span text:style-name="T1">-p</text:span><text:span text:style-name="T3">'</text:span><text:span text:style-name="T2">2</text:span></text:p>
          </draw:text-box>
        </draw:frame>
        <draw:frame draw:style-name="gr13" draw:text-style-name="P7" draw:layer="layout" svg:width="0.87cm" svg:height="1.115cm" svg:x="10.388cm" svg:y="22.63cm">
          <draw:text-box>
            <text:p text:style-name="P1"><text:span text:style-name="T6">+</text:span></text:p>
          </draw:text-box>
        </draw:frame>
        <draw:path draw:style-name="gr15" draw:text-style-name="P2" draw:layer="layout" svg:width="1.679cm" svg:height="0.22cm" draw:transform="rotate (-1.5673056682918) translate (5.27293515361793cm 15.5379897543394cm)" svg:viewBox="0 0 1680 221" svg:d="m0-10434c0 0 262 219 471 218 187 1 266-222 407-221s204 147 353 185c203 37 449-183 449-183">
          <text:p/>
        </draw:path>
        <draw:line draw:style-name="gr15" draw:text-style-name="P2" draw:layer="layout" svg:x1="4.914cm" svg:y1="24.074cm" svg:x2="4.911cm" svg:y2="24.777cm">
          <text:p/>
        </draw:line>
        <draw:frame draw:style-name="gr4" draw:text-style-name="P3" draw:layer="layout" svg:width="1.222cm" svg:height="0.978cm" svg:x="3.047cm" svg:y="23.68cm">
          <draw:text-box>
            <text:p text:style-name="P1"><text:span text:style-name="T1">-p</text:span><text:span text:style-name="T3">'</text:span><text:span text:style-name="T2">1</text:span></text:p>
          </draw:text-box>
        </draw:frame>
        <draw:frame draw:style-name="gr4" draw:text-style-name="P3" draw:layer="layout" svg:width="1.057cm" svg:height="0.978cm" svg:x="3.13cm" svg:y="24.286cm">
          <draw:text-box>
            <text:p text:style-name="P1"><text:span text:style-name="T1">p</text:span><text:span text:style-name="T3">'</text:span><text:span text:style-name="T2">1</text:span></text:p>
          </draw:text-box>
        </draw:frame>
        <draw:frame draw:style-name="gr4" draw:text-style-name="P3" draw:layer="layout" svg:width="1.387cm" svg:height="0.978cm" svg:x="11.393cm" svg:y="22.705cm">
          <draw:text-box>
            <text:p text:style-name="P1"><text:span text:style-name="T1">( p'</text:span><text:span text:style-name="T7">1</text:span></text:p>
          </draw:text-box>
        </draw:frame>
        <draw:frame draw:style-name="gr16" draw:text-style-name="P1" draw:layer="layout" svg:width="1.391cm" svg:height="0.978cm" svg:x="14.568cm" svg:y="22.705cm">
          <draw:text-box>
            <text:p text:style-name="P1"><text:span text:style-name="T1">p'</text:span><text:span text:style-name="T7">2</text:span><text:span text:style-name="T1">) </text:span></text:p>
          </draw:text-box>
        </draw:frame>
        <draw:line draw:style-name="gr17" draw:text-style-name="P2" draw:layer="layout" svg:x1="12.902cm" svg:y1="23.189cm" svg:x2="14.411cm" svg:y2="23.189cm">
          <text:p/>
        </draw:line>
        <draw:line draw:style-name="gr14" draw:text-style-name="P2" draw:layer="layout" svg:x1="4.548cm" svg:y1="11.404cm" svg:x2="7.125cm" svg:y2="11.404cm">
          <text:p/>
        </draw:line>
        <draw:line draw:style-name="gr3" draw:text-style-name="P2" draw:layer="layout" svg:x1="4.587cm" svg:y1="9.09cm" svg:x2="7.125cm" svg:y2="9.09cm">
          <text:p/>
        </draw:line>
        <draw:line draw:style-name="gr3" draw:text-style-name="P2" draw:layer="layout" svg:x1="4.587cm" svg:y1="11.802cm" svg:x2="7.125cm" svg:y2="11.802cm">
          <text:p/>
        </draw:line>
        <draw:frame draw:style-name="gr4" draw:text-style-name="P3" draw:layer="layout" svg:width="1.103cm" svg:height="0.978cm" svg:x="6.983cm" svg:y="10.844cm">
          <draw:text-box>
            <text:p text:style-name="P1"><text:span text:style-name="T1">-k</text:span><text:span text:style-name="T2">1</text:span></text:p>
          </draw:text-box>
        </draw:frame>
        <draw:line draw:style-name="gr14" draw:text-style-name="P2" draw:layer="layout" svg:x1="4.583cm" svg:y1="9.443cm" svg:x2="7.125cm" svg:y2="9.443cm">
          <text:p/>
        </draw:line>
        <draw:frame draw:style-name="gr4" draw:text-style-name="P3" draw:layer="layout" svg:width="0.938cm" svg:height="0.978cm" svg:x="7.066cm" svg:y="11.45cm">
          <draw:text-box>
            <text:p text:style-name="P1"><text:span text:style-name="T1">k</text:span><text:span text:style-name="T2">1</text:span></text:p>
          </draw:text-box>
        </draw:frame>
        <draw:frame draw:style-name="gr4" draw:text-style-name="P3" draw:layer="layout" svg:width="0.938cm" svg:height="0.978cm" svg:x="7.066cm" svg:y="8.486cm">
          <draw:text-box>
            <text:p text:style-name="P1"><text:span text:style-name="T1">k</text:span><text:span text:style-name="T2">2</text:span></text:p>
          </draw:text-box>
        </draw:frame>
        <draw:frame draw:style-name="gr18" draw:text-style-name="P6" draw:layer="layout" svg:width="1.103cm" svg:height="3.433cm" svg:x="6.983cm" svg:y="9.17cm">
          <draw:text-box>
            <text:p text:style-name="P1"><text:span text:style-name="T1">-k</text:span><text:span text:style-name="T2">2</text:span></text:p>
          </draw:text-box>
        </draw:frame>
        <draw:line draw:style-name="gr15" draw:text-style-name="P2" draw:layer="layout" svg:x1="5.182cm" svg:y1="11.239cm" svg:x2="5.179cm" svg:y2="11.942cm">
          <text:p/>
        </draw:line>
        <draw:frame draw:style-name="gr4" draw:text-style-name="P3" draw:layer="layout" svg:width="1.196cm" svg:height="0.978cm" svg:x="3.315cm" svg:y="10.845cm">
          <draw:text-box>
            <text:p text:style-name="P1"><text:span text:style-name="T1">-k</text:span><text:span text:style-name="T3">'</text:span><text:span text:style-name="T2">1</text:span></text:p>
          </draw:text-box>
        </draw:frame>
        <draw:frame draw:style-name="gr4" draw:text-style-name="P3" draw:layer="layout" svg:width="1.031cm" svg:height="0.978cm" svg:x="3.398cm" svg:y="11.451cm">
          <draw:text-box>
            <text:p text:style-name="P1"><text:span text:style-name="T1">k</text:span><text:span text:style-name="T3">'</text:span><text:span text:style-name="T2">1</text:span></text:p>
          </draw:text-box>
        </draw:frame>
        <draw:path draw:style-name="gr14" draw:text-style-name="P2" draw:layer="layout" svg:width="4.574cm" svg:height="1.442cm" draw:transform="rotate (-2.85029720143259) translate (14.8544345398293cm 10.5594356477872cm)" svg:viewBox="0 0 4575 1443" svg:d="m4575-28273c0 0-1207-365-1615-477-612-166-1475 1603-2082 1419s-878-266-878-266">
          <text:p/>
        </draw:path>
        <draw:line draw:style-name="gr3" draw:text-style-name="P2" draw:layer="layout" svg:x1="10.227cm" svg:y1="9.091cm" svg:x2="14.571cm" svg:y2="9.091cm">
          <text:p/>
        </draw:line>
        <draw:line draw:style-name="gr3" draw:text-style-name="P2" draw:layer="layout" svg:x1="10.346cm" svg:y1="11.803cm" svg:x2="14.571cm" svg:y2="11.803cm">
          <text:p/>
        </draw:line>
        <draw:path draw:style-name="gr14" draw:text-style-name="P2" draw:layer="layout" svg:width="4.826cm" svg:height="1.405cm" draw:transform="rotate (-0.291295452158985) translate (10.3527894631198cm 8.99810884141088cm)" svg:viewBox="0 0 4827 1406" svg:d="m0 11754 1511-451c613-167 1606 1563 2214 1381s1102-331 1102-331">
          <text:p/>
        </draw:path>
        <draw:line draw:style-name="gr15" draw:text-style-name="P2" draw:layer="layout" svg:x1="11.198cm" svg:y1="11.212cm" svg:x2="11.195cm" svg:y2="11.915cm">
          <text:p/>
        </draw:line>
        <draw:frame draw:style-name="gr4" draw:text-style-name="P3" draw:layer="layout" svg:width="1.196cm" svg:height="0.978cm" svg:x="9.283cm" svg:y="10.846cm">
          <draw:text-box>
            <text:p text:style-name="P1"><text:span text:style-name="T1">-k</text:span><text:span text:style-name="T3">'</text:span><text:span text:style-name="T2">1</text:span></text:p>
          </draw:text-box>
        </draw:frame>
        <draw:frame draw:style-name="gr4" draw:text-style-name="P3" draw:layer="layout" svg:width="1.031cm" svg:height="0.978cm" svg:x="9.366cm" svg:y="11.452cm">
          <draw:text-box>
            <text:p text:style-name="P1"><text:span text:style-name="T1">k</text:span><text:span text:style-name="T3">'</text:span><text:span text:style-name="T2">1</text:span></text:p>
          </draw:text-box>
        </draw:frame>
        <draw:frame draw:style-name="gr13" draw:text-style-name="P7" draw:layer="layout" svg:width="0.87cm" svg:height="1.115cm" svg:x="8.478cm" svg:y="8.627cm">
          <draw:text-box>
            <text:p text:style-name="P1"><text:span text:style-name="T6">-</text:span></text:p>
          </draw:text-box>
        </draw:frame>
        <draw:frame draw:style-name="gr4" draw:text-style-name="P3" draw:layer="layout" svg:width="1.103cm" svg:height="0.978cm" svg:x="14.383cm" svg:y="10.83cm">
          <draw:text-box>
            <text:p text:style-name="P1"><text:span text:style-name="T1">-k</text:span><text:span text:style-name="T2">1</text:span></text:p>
          </draw:text-box>
        </draw:frame>
        <draw:frame draw:style-name="gr4" draw:text-style-name="P3" draw:layer="layout" svg:width="0.938cm" svg:height="0.978cm" svg:x="14.548cm" svg:y="11.436cm">
          <draw:text-box>
            <text:p text:style-name="P1"><text:span text:style-name="T1">k</text:span><text:span text:style-name="T2">1</text:span></text:p>
          </draw:text-box>
        </draw:frame>
        <draw:frame draw:style-name="gr4" draw:text-style-name="P3" draw:layer="layout" svg:width="0.938cm" svg:height="0.978cm" svg:x="14.548cm" svg:y="8.472cm">
          <draw:text-box>
            <text:p text:style-name="P1"><text:span text:style-name="T1">k</text:span><text:span text:style-name="T2">2</text:span></text:p>
          </draw:text-box>
        </draw:frame>
        <draw:frame draw:style-name="gr4" draw:text-style-name="P3" draw:layer="layout" svg:width="1.103cm" svg:height="0.978cm" svg:x="14.383cm" svg:y="9.156cm">
          <draw:text-box>
            <text:p text:style-name="P1"><text:span text:style-name="T1">-k</text:span><text:span text:style-name="T2">2</text:span></text:p>
          </draw:text-box>
        </draw:frame>
        <draw:line draw:style-name="gr14" draw:text-style-name="P2" draw:layer="layout" svg:x1="4.139cm" svg:y1="3.932cm" svg:x2="6.716cm" svg:y2="3.932cm">
          <text:p/>
        </draw:line>
        <draw:line draw:style-name="gr3" draw:text-style-name="P2" draw:layer="layout" svg:x1="4.178cm" svg:y1="1.618cm" svg:x2="6.716cm" svg:y2="1.618cm">
          <text:p/>
        </draw:line>
        <draw:line draw:style-name="gr3" draw:text-style-name="P2" draw:layer="layout" svg:x1="4.178cm" svg:y1="4.33cm" svg:x2="6.716cm" svg:y2="4.33cm">
          <text:p/>
        </draw:line>
        <draw:frame draw:style-name="gr4" draw:text-style-name="P3" draw:layer="layout" svg:width="1.103cm" svg:height="0.978cm" svg:x="6.574cm" svg:y="3.372cm">
          <draw:text-box>
            <text:p text:style-name="P1"><text:span text:style-name="T1">-k</text:span><text:span text:style-name="T2">1</text:span></text:p>
          </draw:text-box>
        </draw:frame>
        <draw:line draw:style-name="gr14" draw:text-style-name="P2" draw:layer="layout" svg:x1="4.174cm" svg:y1="1.971cm" svg:x2="6.716cm" svg:y2="1.971cm">
          <text:p/>
        </draw:line>
        <draw:frame draw:style-name="gr4" draw:text-style-name="P3" draw:layer="layout" svg:width="0.938cm" svg:height="0.978cm" svg:x="6.657cm" svg:y="3.978cm">
          <draw:text-box>
            <text:p text:style-name="P1"><text:span text:style-name="T1">k</text:span><text:span text:style-name="T2">1</text:span></text:p>
          </draw:text-box>
        </draw:frame>
        <draw:frame draw:style-name="gr4" draw:text-style-name="P3" draw:layer="layout" svg:width="0.938cm" svg:height="0.978cm" svg:x="6.657cm" svg:y="1.014cm">
          <draw:text-box>
            <text:p text:style-name="P1"><text:span text:style-name="T1">k</text:span><text:span text:style-name="T2">2</text:span></text:p>
          </draw:text-box>
        </draw:frame>
        <draw:frame draw:style-name="gr4" draw:text-style-name="P3" draw:layer="layout" svg:width="1.103cm" svg:height="0.978cm" svg:x="6.574cm" svg:y="1.698cm">
          <draw:text-box>
            <text:p text:style-name="P1"><text:span text:style-name="T1">-k</text:span><text:span text:style-name="T2">2</text:span></text:p>
          </draw:text-box>
        </draw:frame>
        <draw:frame draw:style-name="gr13" draw:text-style-name="P7" draw:layer="layout" svg:width="0.87cm" svg:height="1.115cm" svg:x="15.254cm" svg:y="2.323cm">
          <draw:text-box>
            <text:p text:style-name="P1"><text:span text:style-name="T6">+</text:span></text:p>
          </draw:text-box>
        </draw:frame>
        <draw:line draw:style-name="gr15" draw:text-style-name="P2" draw:layer="layout" svg:x1="4.773cm" svg:y1="3.767cm" svg:x2="4.77cm" svg:y2="4.47cm">
          <text:p/>
        </draw:line>
        <draw:frame draw:style-name="gr4" draw:text-style-name="P3" draw:layer="layout" svg:width="1.196cm" svg:height="0.978cm" svg:x="2.906cm" svg:y="3.373cm">
          <draw:text-box>
            <text:p text:style-name="P1"><text:span text:style-name="T1">-k</text:span><text:span text:style-name="T3">'</text:span><text:span text:style-name="T2">1</text:span></text:p>
          </draw:text-box>
        </draw:frame>
        <draw:frame draw:style-name="gr4" draw:text-style-name="P3" draw:layer="layout" svg:width="1.031cm" svg:height="0.978cm" svg:x="2.989cm" svg:y="3.979cm">
          <draw:text-box>
            <text:p text:style-name="P1"><text:span text:style-name="T1">k</text:span><text:span text:style-name="T3">'</text:span><text:span text:style-name="T2">1</text:span></text:p>
          </draw:text-box>
        </draw:frame>
        <draw:frame draw:style-name="gr4" draw:text-style-name="P3" draw:layer="layout" svg:width="1.243cm" svg:height="0.978cm" svg:x="16.259cm" svg:y="2.398cm">
          <draw:text-box>
            <text:p text:style-name="P1"><text:span text:style-name="T1">( k</text:span><text:span text:style-name="T7">1</text:span></text:p>
          </draw:text-box>
        </draw:frame>
        <draw:frame draw:style-name="gr16" draw:text-style-name="P1" draw:layer="layout" svg:width="1.391cm" svg:height="0.978cm" svg:x="18.79cm" svg:y="2.398cm">
          <draw:text-box>
            <text:p text:style-name="P1"><text:span text:style-name="T1">k</text:span><text:span text:style-name="T7">2</text:span><text:span text:style-name="T1">) </text:span></text:p>
          </draw:text-box>
        </draw:frame>
        <draw:line draw:style-name="gr17" draw:text-style-name="P2" draw:layer="layout" svg:x1="17.362cm" svg:y1="2.882cm" svg:x2="18.871cm" svg:y2="2.882cm">
          <text:p/>
        </draw:line>
        <draw:path draw:style-name="gr14" draw:text-style-name="P2" draw:layer="layout" svg:width="4.574cm" svg:height="1.443cm" draw:transform="rotate (-2.85029720143259) translate (14.4454345398293cm 3.08743564778728cm)" svg:viewBox="0 0 4575 1444" svg:d="m4575-13724c0 0-1207-365-1615-477-612-166-1475 1603-2082 1420s-878-267-878-267">
          <text:p/>
        </draw:path>
        <draw:line draw:style-name="gr3" draw:text-style-name="P2" draw:layer="layout" svg:x1="9.818cm" svg:y1="1.619cm" svg:x2="14.162cm" svg:y2="1.619cm">
          <text:p/>
        </draw:line>
        <draw:line draw:style-name="gr3" draw:text-style-name="P2" draw:layer="layout" svg:x1="9.937cm" svg:y1="4.331cm" svg:x2="14.162cm" svg:y2="4.331cm">
          <text:p/>
        </draw:line>
        <draw:path draw:style-name="gr14" draw:text-style-name="P2" draw:layer="layout" svg:width="4.826cm" svg:height="1.406cm" draw:transform="rotate (-0.291295452158985) translate (9.94378946311983cm 1.52610884141087cm)" svg:viewBox="0 0 4827 1407" svg:d="m0-2326 1511-451c613-167 1606 1563 2214 1382s1102-332 1102-332">
          <text:p/>
        </draw:path>
        <draw:line draw:style-name="gr15" draw:text-style-name="P2" draw:layer="layout" svg:x1="10.789cm" svg:y1="3.74cm" svg:x2="10.786cm" svg:y2="4.443cm">
          <text:p/>
        </draw:line>
        <draw:frame draw:style-name="gr4" draw:text-style-name="P3" draw:layer="layout" svg:width="1.196cm" svg:height="0.978cm" svg:x="8.874cm" svg:y="3.374cm">
          <draw:text-box>
            <text:p text:style-name="P1"><text:span text:style-name="T1">-k</text:span><text:span text:style-name="T3">'</text:span><text:span text:style-name="T2">1</text:span></text:p>
          </draw:text-box>
        </draw:frame>
        <draw:frame draw:style-name="gr4" draw:text-style-name="P3" draw:layer="layout" svg:width="1.031cm" svg:height="0.978cm" svg:x="8.957cm" svg:y="3.98cm">
          <draw:text-box>
            <text:p text:style-name="P1"><text:span text:style-name="T1">k</text:span><text:span text:style-name="T3">'</text:span><text:span text:style-name="T2">1</text:span></text:p>
          </draw:text-box>
        </draw:frame>
        <draw:frame draw:style-name="gr13" draw:text-style-name="P7" draw:layer="layout" svg:width="0.87cm" svg:height="1.115cm" svg:x="7.752cm" svg:y="2.32cm">
          <draw:text-box>
            <text:p text:style-name="P1"><text:span text:style-name="T6">-</text:span></text:p>
          </draw:text-box>
        </draw:frame>
        <draw:frame draw:style-name="gr4" draw:text-style-name="P3" draw:layer="layout" svg:width="1.103cm" svg:height="0.978cm" svg:x="13.974cm" svg:y="3.358cm">
          <draw:text-box>
            <text:p text:style-name="P1"><text:span text:style-name="T1">-k</text:span><text:span text:style-name="T2">1</text:span></text:p>
          </draw:text-box>
        </draw:frame>
        <draw:frame draw:style-name="gr4" draw:text-style-name="P3" draw:layer="layout" svg:width="0.938cm" svg:height="0.978cm" svg:x="14.057cm" svg:y="3.964cm">
          <draw:text-box>
            <text:p text:style-name="P1"><text:span text:style-name="T1">k</text:span><text:span text:style-name="T2">1</text:span></text:p>
          </draw:text-box>
        </draw:frame>
        <draw:frame draw:style-name="gr4" draw:text-style-name="P3" draw:layer="layout" svg:width="0.938cm" svg:height="0.978cm" svg:x="14.057cm" svg:y="1cm">
          <draw:text-box>
            <text:p text:style-name="P1"><text:span text:style-name="T1">k</text:span><text:span text:style-name="T2">2</text:span></text:p>
          </draw:text-box>
        </draw:frame>
        <draw:frame draw:style-name="gr4" draw:text-style-name="P3" draw:layer="layout" svg:width="1.103cm" svg:height="0.978cm" svg:x="13.974cm" svg:y="1.684cm">
          <draw:text-box>
            <text:p text:style-name="P1"><text:span text:style-name="T1">-k</text:span><text:span text:style-name="T2">2</text:span></text:p>
          </draw:text-box>
        </draw:frame>
        <draw:line draw:style-name="gr3" draw:text-style-name="P2" draw:layer="layout" svg:x1="10.08cm" svg:y1="7.319cm" svg:x2="14.005cm" svg:y2="7.319cm">
          <text:p/>
        </draw:line>
        <draw:line draw:style-name="gr14" draw:text-style-name="P2" draw:layer="layout" svg:x1="10.16cm" svg:y1="7.672cm" svg:x2="14.005cm" svg:y2="7.672cm">
          <text:p/>
        </draw:line>
        <draw:frame draw:style-name="gr4" draw:text-style-name="P3" draw:layer="layout" svg:width="0.938cm" svg:height="0.978cm" svg:x="14.548cm" svg:y="6.715cm">
          <draw:text-box>
            <text:p text:style-name="P1"><text:span text:style-name="T1">k</text:span><text:span text:style-name="T2">3</text:span></text:p>
          </draw:text-box>
        </draw:frame>
        <draw:frame draw:style-name="gr19" draw:text-style-name="P6" draw:layer="layout" svg:width="1.103cm" svg:height="0.978cm" svg:x="14.383cm" svg:y="7.399cm">
          <draw:text-box>
            <text:p text:style-name="P1"><text:span text:style-name="T1">-k</text:span><text:span text:style-name="T7">3</text:span></text:p>
          </draw:text-box>
        </draw:frame>
        <draw:line draw:style-name="gr3" draw:text-style-name="P2" draw:layer="layout" svg:x1="4.589cm" svg:y1="7.319cm" svg:x2="7.127cm" svg:y2="7.319cm">
          <text:p/>
        </draw:line>
        <draw:line draw:style-name="gr14" draw:text-style-name="P2" draw:layer="layout" svg:x1="4.585cm" svg:y1="7.672cm" svg:x2="7.127cm" svg:y2="7.672cm">
          <text:p/>
        </draw:line>
        <draw:frame draw:style-name="gr4" draw:text-style-name="P3" draw:layer="layout" svg:width="0.938cm" svg:height="0.978cm" svg:x="7.068cm" svg:y="6.715cm">
          <draw:text-box>
            <text:p text:style-name="P1"><text:span text:style-name="T1">k</text:span><text:span text:style-name="T2">3</text:span></text:p>
          </draw:text-box>
        </draw:frame>
        <draw:frame draw:style-name="gr19" draw:text-style-name="P6" draw:layer="layout" svg:width="1.103cm" svg:height="0.978cm" svg:x="6.985cm" svg:y="7.399cm">
          <draw:text-box>
            <text:p text:style-name="P1"><text:span text:style-name="T1">-k</text:span><text:span text:style-name="T7">3</text:span></text:p>
          </draw:text-box>
        </draw:frame>
      </draw:page>
      <draw:page draw:name="page3" draw:style-name="dp1" draw:master-page-name="Default">
        <office:forms form:automatic-focus="false" form:apply-design-mode="false"/>
        <draw:path draw:style-name="gr14" draw:text-style-name="P2" draw:layer="layout" svg:width="7.183cm" svg:height="1.442cm" draw:transform="rotate (-2.85029720143259) translate (12.8188480080001cm 5.90605123109315cm)" svg:viewBox="0 0 7184 1443" svg:d="m7184-18190c0 0-1207-365-1615-476-612-166-1474 1603-2082 1418s-2950-847-3487-1030">
          <text:p/>
        </draw:path>
        <draw:line draw:style-name="gr3" draw:text-style-name="P2" draw:layer="layout" svg:x1="5.692cm" svg:y1="5.187cm" svg:x2="12.704cm" svg:y2="5.187cm">
          <text:p/>
        </draw:line>
        <draw:line draw:style-name="gr3" draw:text-style-name="P2" draw:layer="layout" svg:x1="5.811cm" svg:y1="7.899cm" svg:x2="12.788cm" svg:y2="7.899cm">
          <text:p/>
        </draw:line>
        <draw:path draw:style-name="gr14" draw:text-style-name="P2" draw:layer="layout" svg:width="7.346cm" svg:height="1.405cm" draw:transform="rotate (-0.291295452158985) translate (5.81778946312197cm 5.09410884140755cm)" svg:viewBox="0 0 7347 1406" svg:d="m0 6880 1511-451c613-167 1606 1562 2214 1381s3622-1087 3622-1087">
          <text:p/>
        </draw:path>
        <draw:line draw:style-name="gr20" draw:text-style-name="P2" draw:layer="layout" svg:x1="11.192cm" svg:y1="7.475cm" svg:x2="11.238cm" svg:y2="9.659cm">
          <text:p/>
        </draw:line>
        <draw:frame draw:style-name="gr4" draw:text-style-name="P3" draw:layer="layout" svg:width="0.803cm" svg:height="0.915cm" svg:x="4.726cm" svg:y="7.173cm">
          <draw:text-box>
            <text:p text:style-name="P1"><text:span text:style-name="T1">p</text:span></text:p>
          </draw:text-box>
        </draw:frame>
        <draw:frame draw:style-name="gr4" draw:text-style-name="P3" draw:layer="layout" svg:width="0.942cm" svg:height="0.915cm" svg:x="4.726cm" svg:y="9.102cm">
          <draw:text-box>
            <text:p text:style-name="P1"><text:span text:style-name="T1">m</text:span></text:p>
          </draw:text-box>
        </draw:frame>
        <draw:frame draw:style-name="gr4" draw:text-style-name="P3" draw:layer="layout" svg:width="0.803cm" svg:height="0.978cm" svg:x="12.974cm" svg:y="9.023cm">
          <draw:text-box>
            <text:p text:style-name="P1"><text:span text:style-name="T1">i</text:span><text:span text:style-name="T2">1</text:span></text:p>
          </draw:text-box>
        </draw:frame>
        <draw:frame draw:style-name="gr4" draw:text-style-name="P3" draw:layer="layout" svg:width="0.803cm" svg:height="0.978cm" svg:x="12.974cm" svg:y="7.235cm">
          <draw:text-box>
            <text:p text:style-name="P1"><text:span text:style-name="T1">i</text:span><text:span text:style-name="T2">2</text:span></text:p>
          </draw:text-box>
        </draw:frame>
        <draw:line draw:style-name="gr3" draw:text-style-name="P2" draw:layer="layout" svg:x1="5.9cm" svg:y1="9.255cm" svg:x2="12.784cm" svg:y2="9.255cm">
          <text:p/>
        </draw:line>
        <draw:line draw:style-name="gr14" draw:text-style-name="P2" draw:layer="layout" svg:x1="5.921cm" svg:y1="9.608cm" svg:x2="12.872cm" svg:y2="9.608cm">
          <text:p/>
        </draw:line>
        <draw:frame draw:style-name="gr4" draw:text-style-name="P3" draw:layer="layout" svg:width="0.803cm" svg:height="0.978cm" svg:x="12.974cm" svg:y="4.953cm">
          <draw:text-box>
            <text:p text:style-name="P1"><text:span text:style-name="T1">i</text:span><text:span text:style-name="T2">3</text:span></text:p>
          </draw:text-box>
        </draw:frame>
        <draw:frame draw:style-name="gr4" draw:text-style-name="P3" draw:layer="layout" svg:width="0.803cm" svg:height="0.915cm" svg:x="4.726cm" svg:y="5.03cm">
          <draw:text-box>
            <text:p text:style-name="P1"><text:span text:style-name="T1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draw:stroke-dash draw:name="my_20_own_20_dash" draw:display-name="my own dash" draw:style="rect" draw:dots1="1" draw:dots1-length="0.559cm" draw:distance="0.40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Guojun Zhu</meta:initial-creator>
    <meta:creation-date>2009-02-01T22:11:23</meta:creation-date>
    <dc:date>2010-06-04T00:07:19.32</dc:date>
    <meta:editing-cycles>19</meta:editing-cycles>
    <meta:editing-duration>PT21H06M19S</meta:editing-duration>
    <dc:creator>Guojun Zhu</dc:creator>
    <meta:document-statistic meta:object-count="207"/>
    <meta:user-defined meta:name="Info 1"/>
    <meta:user-defined meta:name="Info 2"/>
    <meta:user-defined meta:name="Info 3"/>
    <meta:user-defined meta:name="Info 4"/>
  </office:meta>
</office:document-meta>
</file>